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ORDER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AVAILABLEQUANTITY</text:p>
          </table:table-cell>
          <table:table-cell office:value-type="string">
            <text:p>PRICE</text:p>
          </table:table-cell>
          <table:table-cell office:value-type="string">
            <text:p>STATU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50">
            <text:p>50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OPEN</text:p>
          </table:table-cell>
          <table:table-cell table:number-columns-repeated="6"/>
          <table:table-cell office:value-type="string">
            <text:p>===&gt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===&gt;</text:p>
          </table:table-cell>
          <table:table-cell office:value-type="string">
            <text:p>NOTHING , execution price too high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LLE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ILLED</text:p>
          </table:table-cell>
          <table:table-cell table:number-columns-repeated="6"/>
          <table:table-cell office:value-type="string">
            <text:p>===&gt;</text:p>
          </table:table-cell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ASK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===&gt;</text:p>
          </table:table-cell>
          <table:table-cell office:value-type="string">
            <text:p>NOTHING , execution price too low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LLE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SIN2</text:p>
          </table:table-cell>
          <table:table-cell office:value-type="string">
            <text:p>ASK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ILLED</text:p>
          </table:table-cell>
          <table:table-cell table:number-columns-repeated="6"/>
          <table:table-cell office:value-type="string">
            <text:p>===&gt;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ILLED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ILLE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GAME OVER, all orders are filled, orderbook can be closed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/11/2022</text:date>, <text:time>07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luigi Vernetto</meta:initial-creator>
    <meta:creation-date>2022-11-10T23:41:55.38</meta:creation-date>
    <dc:date>2022-11-11T07:41:42.42</dc:date>
    <dc:creator>Pierluigi Vernetto</dc:creator>
    <meta:editing-duration>PT2H15M37S</meta:editing-duration>
    <meta:editing-cycles>15</meta:editing-cycles>
    <meta:generator>OpenOffice/4.1.13$Win32 OpenOffice.org_project/4113m1$Build-9810</meta:generator>
    <meta:document-statistic meta:table-count="3" meta:cell-count="214" meta:object-count="0"/>
  </office:meta>
</office:document-meta>
</file>